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0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1" style:family="paragraph" style:parent-style-name="Standard">
      <style:text-properties fo:font-weight="bold" officeooo:rsid="004e4987" officeooo:paragraph-rsid="004e4987" style:font-weight-asian="bold" style:font-weight-complex="bold"/>
    </style:style>
    <style:style style:name="P22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3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24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25" style:family="paragraph" style:parent-style-name="Standard">
      <style:text-properties officeooo:rsid="003a3930" officeooo:paragraph-rsid="003a3930"/>
    </style:style>
    <style:style style:name="P26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7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tyle="italic" fo:font-weight="normal" officeooo:rsid="004e70ae" officeooo:paragraph-rsid="004e4987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5154d8" officeooo:paragraph-rsid="005154d8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53f62c" officeooo:paragraph-rsid="0053f62c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bold" officeooo:rsid="0055ebce" officeooo:paragraph-rsid="0055ebce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weight="normal" officeooo:rsid="0055f907" officeooo:paragraph-rsid="0055f907" style:font-weight-asian="normal" style:font-weight-complex="normal"/>
    </style:style>
    <style:style style:name="P33" style:family="paragraph" style:parent-style-name="Standard">
      <style:text-properties fo:font-weight="bold" officeooo:rsid="00623b32" officeooo:paragraph-rsid="00623b32" style:font-weight-asian="bold" style:font-weight-complex="bold"/>
    </style:style>
    <style:style style:name="P34" style:family="paragraph" style:parent-style-name="Standard">
      <style:text-properties officeooo:rsid="006347d1" officeooo:paragraph-rsid="006347d1"/>
    </style:style>
    <style:style style:name="P35" style:family="paragraph" style:parent-style-name="Standard">
      <style:text-properties officeooo:rsid="00651b06" officeooo:paragraph-rsid="00651b06"/>
    </style:style>
    <style:style style:name="P36" style:family="paragraph" style:parent-style-name="Standard">
      <style:text-properties officeooo:rsid="00654def" officeooo:paragraph-rsid="00654def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4e70ae" style:font-style-asian="italic" style:font-style-complex="italic"/>
    </style:style>
    <style:style style:name="T19" style:family="text">
      <style:text-properties fo:font-style="italic" officeooo:rsid="0055a1da" style:font-style-asian="italic" style:font-style-complex="italic"/>
    </style:style>
    <style:style style:name="T20" style:family="text">
      <style:text-properties officeooo:rsid="00579748"/>
    </style:style>
    <style:style style:name="T21" style:family="text">
      <style:text-properties officeooo:rsid="00616327"/>
    </style:style>
    <style:style style:name="T22" style:family="text">
      <style:text-properties officeooo:rsid="0066aa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24"><text:span text:style-name="T21">Digital Ocean </text:span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23">Jenkins Current Credentials</text:p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5"><text:span text:style-name="T12">Plugins: </text:span><text:span text:style-name="T11">A plugin is like plugins on any other system, is a piece of software that extends the core functionality of the core Jenkins Server.</text:span></text:p>
      <text:p text:style-name="P25"/>
      <text:p text:style-name="P25"/>
      <text:p text:style-name="P25"><text:soft-page-break/></text:p>
      <text:p text:style-name="P27">Continuous Integration with Jenkins</text:p>
      <text:p text:style-name="P26"/>
      <text:p text:style-name="P19">Jenkins Integration with GIT &amp; GITHUB</text:p>
      <text:p text:style-name="P26">- <text:span text:style-name="T13">Install GitHub plugin on Jenkins Server using Mangae Plugins</text:span></text:p>
      <text:p text:style-name="P26">- <text:span text:style-name="T15">git --version</text:span></text:p>
      <text:p text:style-name="P26"/>
      <text:p text:style-name="P20">Install Maven on Jenkins Host Machine</text:p>
      <text:p text:style-name="P20">- <text:span text:style-name="T14">sudo apt-get install maven</text:span></text:p>
      <text:p text:style-name="P26">- <text:span text:style-name="T15">mvn –version</text:span></text:p>
      <text:p text:style-name="P26"/>
      <text:p text:style-name="P21">Configure Jenkins to Work with Maven<text:span text:style-name="T17"> </text:span><text:span text:style-name="T18"><text:s/></text:span><text:span text:style-name="T19">&amp; GIT</text:span></text:p>
      <text:p text:style-name="P22"><text:span text:style-name="T17">J</text:span><text:span text:style-name="T16">ava Path</text:span></text:p>
      <text:p text:style-name="P28">- /usr/lib/jvm/java-8-openjdk-amd64</text:p>
      <text:p text:style-name="P22"><text:span text:style-name="T17">M</text:span><text:span text:style-name="T16">aven Path</text:span></text:p>
      <text:p text:style-name="P29">- /usr/share/maven/</text:p>
      <text:p text:style-name="P29"/>
      <text:p text:style-name="P30">Git</text:p>
      <text:p text:style-name="P30">- git //just git no path</text:p>
      <text:p text:style-name="P30"/>
      <text:p text:style-name="P31">Create Your First Maven Based Jenkins Job</text:p>
      <text:p text:style-name="P32">Maven Goals: <text:span text:style-name="T20">test, install, compile, package, deploy, test-compile etc</text:span></text:p>
      <text:p text:style-name="P32"/>
      <text:p text:style-name="P33">Source Code Polling In Jenkins</text:p>
      <text:p text:style-name="P34">Continuous Integration flow is not for manual work. </text:p>
      <text:p text:style-name="P34"/>
      <text:p text:style-name="P35">You have to select the Poll SCM</text:p>
      <text:p text:style-name="P35"/>
      <text:p text:style-name="P36">In Jenkins schedule is basicall<text:span text:style-name="T22">y</text:span> in CRON Basis.</text:p>
      <text:p text:style-name="P15"/>
      <text:p text:style-name="P15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4T15:23:17.444201941</dc:date>
    <meta:editing-duration>PT2H33M16S</meta:editing-duration>
    <meta:editing-cycles>69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445" meta:character-count="2623" meta:non-whitespace-character-count="2223"/>
  </office:meta>
</office:document-meta>
</file>